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dee6ef" fo:border="0.51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51pt solid #000000"/>
    </style:style>
    <style:style style:name="ce5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owa_Population_Summary_2023" table:style-name="ta1">
        <table:table-column table:style-name="co1" table:default-cell-style-name="ce4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Iowa Population 2023 by Age and Gender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From: <text:a xlink:href="https://www.iowadatacenter.org/index.php/quick-facts/iowa-quick-facts" xlink:type="simple">https://www.iowadatacenter.org/index.php/quick-facts/iowa-quick-facts</text:a>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otal Population</text:p>
          </table:table-cell>
        </table:table-row>
        <table:table-row table:style-name="ro2">
          <table:table-cell office:value-type="string" calcext:value-type="string">
            <text:p>Under 5 years</text:p>
          </table:table-cell>
          <table:table-cell office:value-type="float" office:value="88946" calcext:value-type="float">
            <text:p>88946</text:p>
          </table:table-cell>
          <table:table-cell office:value-type="float" office:value="93117" calcext:value-type="float">
            <text:p>93117</text:p>
          </table:table-cell>
          <table:table-cell table:formula="of:=SUM([.B4:.C4])" office:value-type="float" office:value="182063" calcext:value-type="float">
            <text:p>182063</text:p>
          </table:table-cell>
        </table:table-row>
        <table:table-row table:style-name="ro2">
          <table:table-cell office:value-type="string" calcext:value-type="string">
            <text:p>5 to 9 years</text:p>
          </table:table-cell>
          <table:table-cell office:value-type="float" office:value="99434" calcext:value-type="float">
            <text:p>99434</text:p>
          </table:table-cell>
          <table:table-cell office:value-type="float" office:value="100862" calcext:value-type="float">
            <text:p>100862</text:p>
          </table:table-cell>
          <table:table-cell table:formula="of:=SUM([.B5:.C5])" office:value-type="float" office:value="200296" calcext:value-type="float">
            <text:p>200296</text:p>
          </table:table-cell>
        </table:table-row>
        <table:table-row table:style-name="ro2">
          <table:table-cell office:value-type="string" calcext:value-type="string">
            <text:p>10 to 14 years</text:p>
          </table:table-cell>
          <table:table-cell office:value-type="float" office:value="102951" calcext:value-type="float">
            <text:p>102951</text:p>
          </table:table-cell>
          <table:table-cell office:value-type="float" office:value="107323" calcext:value-type="float">
            <text:p>107323</text:p>
          </table:table-cell>
          <table:table-cell table:formula="of:=SUM([.B6:.C6])" office:value-type="float" office:value="210274" calcext:value-type="float">
            <text:p>210274</text:p>
          </table:table-cell>
        </table:table-row>
        <table:table-row table:style-name="ro2">
          <table:table-cell office:value-type="string" calcext:value-type="string">
            <text:p>15 to 19 years</text:p>
          </table:table-cell>
          <table:table-cell office:value-type="float" office:value="109033" calcext:value-type="float">
            <text:p>109033</text:p>
          </table:table-cell>
          <table:table-cell office:value-type="float" office:value="116437" calcext:value-type="float">
            <text:p>116437</text:p>
          </table:table-cell>
          <table:table-cell table:formula="of:=SUM([.B7:.C7])" office:value-type="float" office:value="225470" calcext:value-type="float">
            <text:p>225470</text:p>
          </table:table-cell>
        </table:table-row>
        <table:table-row table:style-name="ro2">
          <table:table-cell office:value-type="string" calcext:value-type="string">
            <text:p>20 to 24 years</text:p>
          </table:table-cell>
          <table:table-cell office:value-type="float" office:value="105983" calcext:value-type="float">
            <text:p>105983</text:p>
          </table:table-cell>
          <table:table-cell office:value-type="float" office:value="116493" calcext:value-type="float">
            <text:p>116493</text:p>
          </table:table-cell>
          <table:table-cell table:formula="of:=SUM([.B8:.C8])" office:value-type="float" office:value="222476" calcext:value-type="float">
            <text:p>222476</text:p>
          </table:table-cell>
        </table:table-row>
        <table:table-row table:style-name="ro2">
          <table:table-cell office:value-type="string" calcext:value-type="string">
            <text:p>25 to 29 years</text:p>
          </table:table-cell>
          <table:table-cell office:value-type="float" office:value="97257" calcext:value-type="float">
            <text:p>97257</text:p>
          </table:table-cell>
          <table:table-cell office:value-type="float" office:value="100039" calcext:value-type="float">
            <text:p>100039</text:p>
          </table:table-cell>
          <table:table-cell table:formula="of:=SUM([.B9:.C9])" office:value-type="float" office:value="197296" calcext:value-type="float">
            <text:p>197296</text:p>
          </table:table-cell>
        </table:table-row>
        <table:table-row table:style-name="ro2">
          <table:table-cell office:value-type="string" calcext:value-type="string">
            <text:p>30 to 34 years</text:p>
          </table:table-cell>
          <table:table-cell office:value-type="float" office:value="97292" calcext:value-type="float">
            <text:p>97292</text:p>
          </table:table-cell>
          <table:table-cell office:value-type="float" office:value="104038" calcext:value-type="float">
            <text:p>104038</text:p>
          </table:table-cell>
          <table:table-cell table:formula="of:=SUM([.B10:.C10])" office:value-type="float" office:value="201330" calcext:value-type="float">
            <text:p>201330</text:p>
          </table:table-cell>
        </table:table-row>
        <table:table-row table:style-name="ro2">
          <table:table-cell office:value-type="string" calcext:value-type="string">
            <text:p>35 to 39 years</text:p>
          </table:table-cell>
          <table:table-cell office:value-type="float" office:value="100420" calcext:value-type="float">
            <text:p>100420</text:p>
          </table:table-cell>
          <table:table-cell office:value-type="float" office:value="98453" calcext:value-type="float">
            <text:p>98453</text:p>
          </table:table-cell>
          <table:table-cell table:formula="of:=SUM([.B11:.C11])" office:value-type="float" office:value="198873" calcext:value-type="float">
            <text:p>198873</text:p>
          </table:table-cell>
        </table:table-row>
        <table:table-row table:style-name="ro2">
          <table:table-cell office:value-type="string" calcext:value-type="string">
            <text:p>40 to 44 years</text:p>
          </table:table-cell>
          <table:table-cell office:value-type="float" office:value="103103" calcext:value-type="float">
            <text:p>103103</text:p>
          </table:table-cell>
          <table:table-cell office:value-type="float" office:value="108437" calcext:value-type="float">
            <text:p>108437</text:p>
          </table:table-cell>
          <table:table-cell table:formula="of:=SUM([.B12:.C12])" office:value-type="float" office:value="211540" calcext:value-type="float">
            <text:p>211540</text:p>
          </table:table-cell>
        </table:table-row>
        <table:table-row table:style-name="ro2">
          <table:table-cell office:value-type="string" calcext:value-type="string">
            <text:p>45 to 49 years</text:p>
          </table:table-cell>
          <table:table-cell office:value-type="float" office:value="88424" calcext:value-type="float">
            <text:p>88424</text:p>
          </table:table-cell>
          <table:table-cell office:value-type="float" office:value="93009" calcext:value-type="float">
            <text:p>93009</text:p>
          </table:table-cell>
          <table:table-cell table:formula="of:=SUM([.B13:.C13])" office:value-type="float" office:value="181433" calcext:value-type="float">
            <text:p>181433</text:p>
          </table:table-cell>
        </table:table-row>
        <table:table-row table:style-name="ro2">
          <table:table-cell office:value-type="string" calcext:value-type="string">
            <text:p>50 to 54 years</text:p>
          </table:table-cell>
          <table:table-cell office:value-type="float" office:value="89717" calcext:value-type="float">
            <text:p>89717</text:p>
          </table:table-cell>
          <table:table-cell office:value-type="float" office:value="93216" calcext:value-type="float">
            <text:p>93216</text:p>
          </table:table-cell>
          <table:table-cell table:formula="of:=SUM([.B14:.C14])" office:value-type="float" office:value="182933" calcext:value-type="float">
            <text:p>182933</text:p>
          </table:table-cell>
        </table:table-row>
        <table:table-row table:style-name="ro2">
          <table:table-cell office:value-type="string" calcext:value-type="string">
            <text:p>55 to 59 years</text:p>
          </table:table-cell>
          <table:table-cell office:value-type="float" office:value="90320" calcext:value-type="float">
            <text:p>90320</text:p>
          </table:table-cell>
          <table:table-cell office:value-type="float" office:value="92003" calcext:value-type="float">
            <text:p>92003</text:p>
          </table:table-cell>
          <table:table-cell table:formula="of:=SUM([.B15:.C15])" office:value-type="float" office:value="182323" calcext:value-type="float">
            <text:p>182323</text:p>
          </table:table-cell>
        </table:table-row>
        <table:table-row table:style-name="ro2">
          <table:table-cell office:value-type="string" calcext:value-type="string">
            <text:p>60 to 64 years</text:p>
          </table:table-cell>
          <table:table-cell office:value-type="float" office:value="110909" calcext:value-type="float">
            <text:p>110909</text:p>
          </table:table-cell>
          <table:table-cell office:value-type="float" office:value="104900" calcext:value-type="float">
            <text:p>104900</text:p>
          </table:table-cell>
          <table:table-cell table:formula="of:=SUM([.B16:.C16])" office:value-type="float" office:value="215809" calcext:value-type="float">
            <text:p>215809</text:p>
          </table:table-cell>
        </table:table-row>
        <table:table-row table:style-name="ro2">
          <table:table-cell office:value-type="string" calcext:value-type="string">
            <text:p>65 to 69 years</text:p>
          </table:table-cell>
          <table:table-cell office:value-type="float" office:value="95486" calcext:value-type="float">
            <text:p>95486</text:p>
          </table:table-cell>
          <table:table-cell office:value-type="float" office:value="90313" calcext:value-type="float">
            <text:p>90313</text:p>
          </table:table-cell>
          <table:table-cell table:formula="of:=SUM([.B17:.C17])" office:value-type="float" office:value="185799" calcext:value-type="float">
            <text:p>185799</text:p>
          </table:table-cell>
        </table:table-row>
        <table:table-row table:style-name="ro2">
          <table:table-cell office:value-type="string" calcext:value-type="string">
            <text:p>70 to 74 years</text:p>
          </table:table-cell>
          <table:table-cell office:value-type="float" office:value="80364" calcext:value-type="float">
            <text:p>80364</text:p>
          </table:table-cell>
          <table:table-cell office:value-type="float" office:value="79060" calcext:value-type="float">
            <text:p>79060</text:p>
          </table:table-cell>
          <table:table-cell table:formula="of:=SUM([.B18:.C18])" office:value-type="float" office:value="159424" calcext:value-type="float">
            <text:p>159424</text:p>
          </table:table-cell>
        </table:table-row>
        <table:table-row table:style-name="ro2">
          <table:table-cell office:value-type="string" calcext:value-type="string">
            <text:p>75 to 79 years</text:p>
          </table:table-cell>
          <table:table-cell office:value-type="float" office:value="57940" calcext:value-type="float">
            <text:p>57940</text:p>
          </table:table-cell>
          <table:table-cell office:value-type="float" office:value="47614" calcext:value-type="float">
            <text:p>47614</text:p>
          </table:table-cell>
          <table:table-cell table:formula="of:=SUM([.B19:.C19])" office:value-type="float" office:value="105554" calcext:value-type="float">
            <text:p>105554</text:p>
          </table:table-cell>
        </table:table-row>
        <table:table-row table:style-name="ro2">
          <table:table-cell office:value-type="string" calcext:value-type="string">
            <text:p>80 to 84 years</text:p>
          </table:table-cell>
          <table:table-cell office:value-type="float" office:value="41267" calcext:value-type="float">
            <text:p>41267</text:p>
          </table:table-cell>
          <table:table-cell office:value-type="float" office:value="31819" calcext:value-type="float">
            <text:p>31819</text:p>
          </table:table-cell>
          <table:table-cell table:formula="of:=SUM([.B20:.C20])" office:value-type="float" office:value="73086" calcext:value-type="float">
            <text:p>73086</text:p>
          </table:table-cell>
        </table:table-row>
        <table:table-row table:style-name="ro2">
          <table:table-cell office:value-type="string" calcext:value-type="string">
            <text:p>85 years and over</text:p>
          </table:table-cell>
          <table:table-cell office:value-type="float" office:value="45845" calcext:value-type="float">
            <text:p>45845</text:p>
          </table:table-cell>
          <table:table-cell office:value-type="float" office:value="25180" calcext:value-type="float">
            <text:p>25180</text:p>
          </table:table-cell>
          <table:table-cell table:formula="of:=SUM([.B21:.C21])" office:value-type="float" office:value="71025" calcext:value-type="float">
            <text:p>71025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Totals</text:p>
          </table:table-cell>
          <table:table-cell table:style-name="Default" table:formula="of:=SUM([.B4:.B21])" office:value-type="float" office:value="1604691" calcext:value-type="float">
            <text:p>1604691</text:p>
          </table:table-cell>
          <table:table-cell table:style-name="Default" table:formula="of:=SUM([.C4:.C21])" office:value-type="float" office:value="1602313" calcext:value-type="float">
            <text:p>1602313</text:p>
          </table:table-cell>
          <table:table-cell table:style-name="Default" table:formula="of:=SUM([.D4:.D21])" office:value-type="float" office:value="3207004" calcext:value-type="float">
            <text:p>3207004</text:p>
          </table:table-cell>
        </table:table-row>
      </table:table>
      <table:table table:name="Iowa_Population_Detail_2023" table:style-name="ta1">
        <table:table-column table:style-name="co3" table:default-cell-style-name="Default"/>
        <table:table-column table:style-name="co2" table:number-columns-repeated="5" table:default-cell-style-name="ce7"/>
        <table:table-row table:style-name="ro1">
          <table:table-cell table:style-name="ce1" office:value-type="string" calcext:value-type="string">
            <text:p>Iowa Population 2023 by Age and Gender Detail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From: <text:a xlink:href="https://www.iowadatacenter.org/index.php/quick-facts/iowa-quick-facts" xlink:type="simple">https://www.iowadatacenter.org/index.php/quick-facts/iowa-quick-facts</text:a>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Age</text:p>
          </table:table-cell>
          <table:table-cell table:style-name="ce6" office:value-type="string" calcext:value-type="string">
            <text:p>Gender</text:p>
          </table:table-cell>
          <table:table-cell table:style-name="ce6" office:value-type="string" calcext:value-type="string">
            <text:p>Geography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Under 5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88946" calcext:value-type="float">
            <text:p>88946</text:p>
          </table:table-cell>
          <table:table-cell/>
        </table:table-row>
        <table:table-row table:style-name="ro2">
          <table:table-cell office:value-type="string" calcext:value-type="string">
            <text:p>5 to 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9434" calcext:value-type="float">
            <text:p>99434</text:p>
          </table:table-cell>
          <table:table-cell/>
        </table:table-row>
        <table:table-row table:style-name="ro2">
          <table:table-cell office:value-type="string" calcext:value-type="string">
            <text:p>10 to 1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2951" calcext:value-type="float">
            <text:p>102951</text:p>
          </table:table-cell>
          <table:table-cell/>
        </table:table-row>
        <table:table-row table:style-name="ro2">
          <table:table-cell office:value-type="string" calcext:value-type="string">
            <text:p>15 to 1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9033" calcext:value-type="float">
            <text:p>109033</text:p>
          </table:table-cell>
          <table:table-cell/>
        </table:table-row>
        <table:table-row table:style-name="ro2">
          <table:table-cell office:value-type="string" calcext:value-type="string">
            <text:p>20 to 2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5983" calcext:value-type="float">
            <text:p>105983</text:p>
          </table:table-cell>
          <table:table-cell/>
        </table:table-row>
        <table:table-row table:style-name="ro2">
          <table:table-cell office:value-type="string" calcext:value-type="string">
            <text:p>25 to 2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7257" calcext:value-type="float">
            <text:p>97257</text:p>
          </table:table-cell>
          <table:table-cell/>
        </table:table-row>
        <table:table-row table:style-name="ro2">
          <table:table-cell office:value-type="string" calcext:value-type="string">
            <text:p>30 to 3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7292" calcext:value-type="float">
            <text:p>97292</text:p>
          </table:table-cell>
          <table:table-cell/>
        </table:table-row>
        <table:table-row table:style-name="ro2">
          <table:table-cell office:value-type="string" calcext:value-type="string">
            <text:p>35 to 3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0420" calcext:value-type="float">
            <text:p>100420</text:p>
          </table:table-cell>
          <table:table-cell/>
        </table:table-row>
        <table:table-row table:style-name="ro2">
          <table:table-cell office:value-type="string" calcext:value-type="string">
            <text:p>40 to 4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3103" calcext:value-type="float">
            <text:p>103103</text:p>
          </table:table-cell>
          <table:table-cell/>
        </table:table-row>
        <table:table-row table:style-name="ro2">
          <table:table-cell office:value-type="string" calcext:value-type="string">
            <text:p>45 to 4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88424" calcext:value-type="float">
            <text:p>88424</text:p>
          </table:table-cell>
          <table:table-cell/>
        </table:table-row>
        <table:table-row table:style-name="ro2">
          <table:table-cell office:value-type="string" calcext:value-type="string">
            <text:p>50 to 5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89717" calcext:value-type="float">
            <text:p>89717</text:p>
          </table:table-cell>
          <table:table-cell/>
        </table:table-row>
        <table:table-row table:style-name="ro2">
          <table:table-cell office:value-type="string" calcext:value-type="string">
            <text:p>55 to 5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0320" calcext:value-type="float">
            <text:p>90320</text:p>
          </table:table-cell>
          <table:table-cell/>
        </table:table-row>
        <table:table-row table:style-name="ro2">
          <table:table-cell office:value-type="string" calcext:value-type="string">
            <text:p>60 to 6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10909" calcext:value-type="float">
            <text:p>110909</text:p>
          </table:table-cell>
          <table:table-cell/>
        </table:table-row>
        <table:table-row table:style-name="ro2">
          <table:table-cell office:value-type="string" calcext:value-type="string">
            <text:p>65 to 6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5486" calcext:value-type="float">
            <text:p>95486</text:p>
          </table:table-cell>
          <table:table-cell/>
        </table:table-row>
        <table:table-row table:style-name="ro2">
          <table:table-cell office:value-type="string" calcext:value-type="string">
            <text:p>70 to 7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80364" calcext:value-type="float">
            <text:p>80364</text:p>
          </table:table-cell>
          <table:table-cell/>
        </table:table-row>
        <table:table-row table:style-name="ro2">
          <table:table-cell office:value-type="string" calcext:value-type="string">
            <text:p>75 to 7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57940" calcext:value-type="float">
            <text:p>57940</text:p>
          </table:table-cell>
          <table:table-cell/>
        </table:table-row>
        <table:table-row table:style-name="ro2">
          <table:table-cell office:value-type="string" calcext:value-type="string">
            <text:p>80 to 8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41267" calcext:value-type="float">
            <text:p>41267</text:p>
          </table:table-cell>
          <table:table-cell/>
        </table:table-row>
        <table:table-row table:style-name="ro2">
          <table:table-cell office:value-type="string" calcext:value-type="string">
            <text:p>85 years and o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2">
          <table:table-cell office:value-type="string" calcext:value-type="string">
            <text:p>Under 5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3117" calcext:value-type="float">
            <text:p>93117</text:p>
          </table:table-cell>
        </table:table-row>
        <table:table-row table:style-name="ro2">
          <table:table-cell office:value-type="string" calcext:value-type="string">
            <text:p>5 to 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0862" calcext:value-type="float">
            <text:p>100862</text:p>
          </table:table-cell>
        </table:table-row>
        <table:table-row table:style-name="ro2">
          <table:table-cell office:value-type="string" calcext:value-type="string">
            <text:p>10 to 1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7323" calcext:value-type="float">
            <text:p>107323</text:p>
          </table:table-cell>
        </table:table-row>
        <table:table-row table:style-name="ro2">
          <table:table-cell office:value-type="string" calcext:value-type="string">
            <text:p>15 to 1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6437" calcext:value-type="float">
            <text:p>116437</text:p>
          </table:table-cell>
        </table:table-row>
        <table:table-row table:style-name="ro2">
          <table:table-cell office:value-type="string" calcext:value-type="string">
            <text:p>20 to 2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6493" calcext:value-type="float">
            <text:p>116493</text:p>
          </table:table-cell>
        </table:table-row>
        <table:table-row table:style-name="ro2">
          <table:table-cell office:value-type="string" calcext:value-type="string">
            <text:p>25 to 2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0039" calcext:value-type="float">
            <text:p>100039</text:p>
          </table:table-cell>
        </table:table-row>
        <table:table-row table:style-name="ro2">
          <table:table-cell office:value-type="string" calcext:value-type="string">
            <text:p>30 to 3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4038" calcext:value-type="float">
            <text:p>104038</text:p>
          </table:table-cell>
        </table:table-row>
        <table:table-row table:style-name="ro2">
          <table:table-cell office:value-type="string" calcext:value-type="string">
            <text:p>35 to 3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8453" calcext:value-type="float">
            <text:p>98453</text:p>
          </table:table-cell>
        </table:table-row>
        <table:table-row table:style-name="ro2">
          <table:table-cell office:value-type="string" calcext:value-type="string">
            <text:p>40 to 4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8437" calcext:value-type="float">
            <text:p>108437</text:p>
          </table:table-cell>
        </table:table-row>
        <table:table-row table:style-name="ro2">
          <table:table-cell office:value-type="string" calcext:value-type="string">
            <text:p>45 to 4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3009" calcext:value-type="float">
            <text:p>93009</text:p>
          </table:table-cell>
        </table:table-row>
        <table:table-row table:style-name="ro2">
          <table:table-cell office:value-type="string" calcext:value-type="string">
            <text:p>50 to 5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3216" calcext:value-type="float">
            <text:p>93216</text:p>
          </table:table-cell>
        </table:table-row>
        <table:table-row table:style-name="ro2">
          <table:table-cell office:value-type="string" calcext:value-type="string">
            <text:p>55 to 5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2003" calcext:value-type="float">
            <text:p>92003</text:p>
          </table:table-cell>
        </table:table-row>
        <table:table-row table:style-name="ro2">
          <table:table-cell office:value-type="string" calcext:value-type="string">
            <text:p>60 to 6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4900" calcext:value-type="float">
            <text:p>104900</text:p>
          </table:table-cell>
        </table:table-row>
        <table:table-row table:style-name="ro2">
          <table:table-cell office:value-type="string" calcext:value-type="string">
            <text:p>65 to 6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0313" calcext:value-type="float">
            <text:p>90313</text:p>
          </table:table-cell>
        </table:table-row>
        <table:table-row table:style-name="ro2">
          <table:table-cell office:value-type="string" calcext:value-type="string">
            <text:p>70 to 7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9060" calcext:value-type="float">
            <text:p>79060</text:p>
          </table:table-cell>
        </table:table-row>
        <table:table-row table:style-name="ro2">
          <table:table-cell office:value-type="string" calcext:value-type="string">
            <text:p>75 to 7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47614" calcext:value-type="float">
            <text:p>47614</text:p>
          </table:table-cell>
        </table:table-row>
        <table:table-row table:style-name="ro2">
          <table:table-cell office:value-type="string" calcext:value-type="string">
            <text:p>80 to 8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1819" calcext:value-type="float">
            <text:p>31819</text:p>
          </table:table-cell>
        </table:table-row>
        <table:table-row table:style-name="ro2">
          <table:table-cell office:value-type="string" calcext:value-type="string">
            <text:p>85 years and ov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5180" calcext:value-type="float">
            <text:p>25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8:31:00.311000000</meta:creation-date>
    <dc:date>2025-01-27T08:57:43.813000000</dc:date>
    <meta:editing-duration>PT26M42S</meta:editing-duration>
    <meta:editing-cycles>4</meta:editing-cycles>
    <meta:generator>LibreOffice/7.5.6.2$Windows_X86_64 LibreOffice_project/f654817fb68d6d4600d7d2f6b647e47729f55f15</meta:generator>
    <meta:document-statistic meta:table-count="2" meta:cell-count="270" meta:object-count="0"/>
  </office:meta>
</office:document-meta>
</file>